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450166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97933333333333cm"/>
    </style:style>
    <style:style style:name="co9" style:family="table-column">
      <style:table-column-properties fo:break-before="auto" style:column-width="3.13266666666667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3.02683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64066666666667cm"/>
    </style:style>
    <style:style style:name="co15" style:family="table-column">
      <style:table-column-properties fo:break-before="auto" style:column-width="3.7465cm"/>
    </style:style>
    <style:style style:name="co16" style:family="table-column">
      <style:table-column-properties fo:break-before="auto" style:column-width="2.87866666666667cm"/>
    </style:style>
    <style:style style:name="co17" style:family="table-column">
      <style:table-column-properties fo:break-before="auto" style:column-width="3.3655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2.857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" table:number-columns-repeated="8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office:value-type="string" table:style-name="ce4">
            <text:p>Item code</text:p>
          </table:table-cell>
          <table:table-cell office:value-type="string" table:style-name="ce2">
            <text:p>Item Name</text:p>
          </table:table-cell>
          <table:table-cell office:value-type="string" table:style-name="ce4">
            <text:p>item brand name</text:p>
          </table:table-cell>
          <table:table-cell office:value-type="string" table:style-name="ce2">
            <text:p>item type name</text:p>
          </table:table-cell>
          <table:table-cell office:value-type="string" table:style-name="ce2">
            <text:p>item made</text:p>
          </table:table-cell>
          <table:table-cell office:value-type="string" table:style-name="ce3">
            <text:p>Quantity</text:p>
          </table:table-cell>
          <table:table-cell office:value-type="string" table:style-name="ce2">
            <text:p>Rate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6441716899478" table:style-name="ce7">
            <text:p>6.4417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10" table:style-name="ce6">
            <text:p>10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office:value-type="float" office:value="8441516699478" table:style-name="ce7">
            <text:p>8.44152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9" table:style-name="ce6">
            <text:p>9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9442118787430" table:style-name="ce7">
            <text:p>9.44212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2" table:style-name="ce6">
            <text:p>2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office:value-type="float" office:value="6341416727459" table:style-name="ce7">
            <text:p>6.34142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2" table:style-name="ce6">
            <text:p>2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8241518766590" table:style-name="ce7">
            <text:p>8.2415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2" table:style-name="ce6">
            <text:p>2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office:value-type="float" office:value="7341928778412" table:style-name="ce7">
            <text:p>7.34193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3" table:style-name="ce6">
            <text:p>3</text:p>
          </table:table-cell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7541396729037" table:style-name="ce7">
            <text:p>7.5414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5" table:style-name="ce6">
            <text:p>5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office:value-type="float" office:value="6141388290742" table:style-name="ce7">
            <text:p>6.14139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8" table:style-name="ce6">
            <text:p>8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8941776299350" table:style-name="ce7">
            <text:p>8.94178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9" table:style-name="ce6">
            <text:p>9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DYS22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9441718896422" table:style-name="ce7">
            <text:p>9.4417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6" table:style-name="ce6">
            <text:p>6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FRA71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Surat</text:p>
          </table:table-cell>
          <table:table-cell office:value-type="float" office:value="6341816934710" table:style-name="ce7">
            <text:p>6.3418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7" table:style-name="ce6">
            <text:p>7</text:p>
          </table:table-cell>
          <table:table-cell office:value-type="float" office:value="25000" table:style-name="ce6">
            <text:p>2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TGV88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andigarh</text:p>
          </table:table-cell>
          <table:table-cell office:value-type="float" office:value="8441506778994" table:style-name="ce7">
            <text:p>8.44151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8000" table:style-name="ce6">
            <text:p>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SND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6441728461102" table:style-name="ce7">
            <text:p>6.44173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2" table:style-name="ce6">
            <text:p>2</text:p>
          </table:table-cell>
          <table:table-cell office:value-type="float" office:value="16000" table:style-name="ce6">
            <text:p>16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ZBW39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Indore</text:p>
          </table:table-cell>
          <table:table-cell office:value-type="float" office:value="7341925638719" table:style-name="ce7">
            <text:p>7.34193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5" table:style-name="ce6">
            <text:p>5</text:p>
          </table:table-cell>
          <table:table-cell office:value-type="float" office:value="1500" table:style-name="ce6">
            <text:p>1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WLO03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Bhopal</text:p>
          </table:table-cell>
          <table:table-cell office:value-type="float" office:value="8241620895347" table:style-name="ce7">
            <text:p>8.2416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7" table:style-name="ce6">
            <text:p>7</text:p>
          </table:table-cell>
          <table:table-cell office:value-type="float" office:value="10000" table:style-name="ce6">
            <text:p>10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XLR5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Vadodara</text:p>
          </table:table-cell>
          <table:table-cell office:value-type="float" office:value="6441716899479" table:style-name="ce7">
            <text:p>6.44172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6" table:style-name="ce6">
            <text:p>6</text:p>
          </table:table-cell>
          <table:table-cell office:value-type="float" office:value="3000" table:style-name="ce6">
            <text:p>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LQR9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Nagpur</text:p>
          </table:table-cell>
          <table:table-cell office:value-type="float" office:value="8441516699479" table:style-name="ce7">
            <text:p>8.44152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8" table:style-name="ce6">
            <text:p>8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BXY1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atna</text:p>
          </table:table-cell>
          <table:table-cell office:value-type="float" office:value="9442118787431" table:style-name="ce7">
            <text:p>9.44212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table:style-name="ce6"/>
          <table:table-cell office:value-type="float" office:value="7000" table:style-name="ce6">
            <text:p>7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MZT4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anpur</text:p>
          </table:table-cell>
          <table:table-cell office:value-type="float" office:value="6341416727460" table:style-name="ce7">
            <text:p>6.34142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JHR8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8241518766591" table:style-name="ce7">
            <text:p>8.2415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4" table:style-name="ce6">
            <text:p>4</text:p>
          </table:table-cell>
          <table:table-cell office:value-type="float" office:value="7500" table:style-name="ce6">
            <text:p>7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QKT57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7341928778413" table:style-name="ce7">
            <text:p>7.34193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2" table:style-name="ce6">
            <text:p>2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CWP1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7541396729038" table:style-name="ce7">
            <text:p>7.5414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7" table:style-name="ce6">
            <text:p>7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HNF6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6141388290743" table:style-name="ce7">
            <text:p>6.14139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5" table:style-name="ce6">
            <text:p>5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PTU3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8941776299351" table:style-name="ce7">
            <text:p>8.94178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DYS2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9441718896423" table:style-name="ce7">
            <text:p>9.4417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5" table:style-name="ce6">
            <text:p>5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FRA72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341816934711" table:style-name="ce7">
            <text:p>6.3418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9" table:style-name="ce6">
            <text:p>9</text:p>
          </table:table-cell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TGV8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une</text:p>
          </table:table-cell>
          <table:table-cell office:value-type="float" office:value="8441506778995" table:style-name="ce7">
            <text:p>8.44151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1" table:style-name="ce6">
            <text:p>17394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ustomer Pickup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SND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Ahmedabad</text:p>
          </table:table-cell>
          <table:table-cell office:value-type="float" office:value="6441728461103" table:style-name="ce7">
            <text:p>6.44173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2" table:style-name="ce6">
            <text:p>17394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patch Center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ZBW40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Jaipur</text:p>
          </table:table-cell>
          <table:table-cell office:value-type="float" office:value="7341925638720" table:style-name="ce7">
            <text:p>7.34193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11" table:style-name="ce6">
            <text:p>11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3" table:style-name="ce6">
            <text:p>17394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e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WLO0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Lucknow</text:p>
          </table:table-cell>
          <table:table-cell office:value-type="float" office:value="8241620895348" table:style-name="ce7">
            <text:p>8.2416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10" table:style-name="ce6">
            <text:p>10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4" table:style-name="ce6">
            <text:p>17394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XLR57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Surat</text:p>
          </table:table-cell>
          <table:table-cell office:value-type="float" office:value="6441716899480" table:style-name="ce7">
            <text:p>6.4417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3" table:style-name="ce6">
            <text:p>3</text:p>
          </table:table-cell>
          <table:table-cell office:value-type="float" office:value="25000" table:style-name="ce6">
            <text:p>2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5" table:style-name="ce6">
            <text:p>17394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LQR95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andigarh</text:p>
          </table:table-cell>
          <table:table-cell office:value-type="float" office:value="8441516699480" table:style-name="ce7">
            <text:p>8.44152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3" table:style-name="ce6">
            <text:p>3</text:p>
          </table:table-cell>
          <table:table-cell office:value-type="float" office:value="8000" table:style-name="ce6">
            <text:p>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6" table:style-name="ce6">
            <text:p>17394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BXY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9442118787432" table:style-name="ce7">
            <text:p>9.44212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3" table:style-name="ce6">
            <text:p>3</text:p>
          </table:table-cell>
          <table:table-cell office:value-type="float" office:value="16000" table:style-name="ce6">
            <text:p>16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7" table:style-name="ce6">
            <text:p>17394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MZT4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Indore</text:p>
          </table:table-cell>
          <table:table-cell office:value-type="float" office:value="6341416727461" table:style-name="ce7">
            <text:p>6.34142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4" table:style-name="ce6">
            <text:p>4</text:p>
          </table:table-cell>
          <table:table-cell office:value-type="float" office:value="1500" table:style-name="ce6">
            <text:p>1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8" table:style-name="ce6">
            <text:p>17394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JHR89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hopal</text:p>
          </table:table-cell>
          <table:table-cell office:value-type="float" office:value="8241518766592" table:style-name="ce7">
            <text:p>8.2415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6" table:style-name="ce6">
            <text:p>6</text:p>
          </table:table-cell>
          <table:table-cell office:value-type="float" office:value="10000" table:style-name="ce6">
            <text:p>10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9" table:style-name="ce6">
            <text:p>17394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QKT5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Vadodara</text:p>
          </table:table-cell>
          <table:table-cell office:value-type="float" office:value="7341928778414" table:style-name="ce7">
            <text:p>7.34193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9" table:style-name="ce6">
            <text:p>9</text:p>
          </table:table-cell>
          <table:table-cell office:value-type="float" office:value="3000" table:style-name="ce6">
            <text:p>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0" table:style-name="ce6">
            <text:p>17395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CWP11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gpur</text:p>
          </table:table-cell>
          <table:table-cell office:value-type="float" office:value="7541396729039" table:style-name="ce7">
            <text:p>7.5414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10" table:style-name="ce6">
            <text:p>10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1" table:style-name="ce6">
            <text:p>17395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HNF6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atna</text:p>
          </table:table-cell>
          <table:table-cell office:value-type="float" office:value="6141388290744" table:style-name="ce7">
            <text:p>6.14139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7" table:style-name="ce6">
            <text:p>7</text:p>
          </table:table-cell>
          <table:table-cell office:value-type="float" office:value="7000" table:style-name="ce6">
            <text:p>7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2" table:style-name="ce6">
            <text:p>17395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PTU3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anpur</text:p>
          </table:table-cell>
          <table:table-cell office:value-type="float" office:value="8941776299352" table:style-name="ce7">
            <text:p>8.94178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3" table:style-name="ce6">
            <text:p>17395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DYS24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9441718896424" table:style-name="ce7">
            <text:p>9.4417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7" table:style-name="ce6">
            <text:p>7</text:p>
          </table:table-cell>
          <table:table-cell office:value-type="float" office:value="7500" table:style-name="ce6">
            <text:p>7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4" table:style-name="ce6">
            <text:p>17395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FRA73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ew Delhi</text:p>
          </table:table-cell>
          <table:table-cell office:value-type="float" office:value="6341816934712" table:style-name="ce7">
            <text:p>6.3418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3" table:style-name="ce6">
            <text:p>3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5" table:style-name="ce6">
            <text:p>17395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TGV9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8441506778996" table:style-name="ce7">
            <text:p>8.44151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6" table:style-name="ce6">
            <text:p>17395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SND16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engaluru</text:p>
          </table:table-cell>
          <table:table-cell office:value-type="float" office:value="6441728461104" table:style-name="ce7">
            <text:p>6.44173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8" table:style-name="ce6">
            <text:p>8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7" table:style-name="ce6">
            <text:p>17395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ZBW41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7341925638721" table:style-name="ce7">
            <text:p>7.34193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7" table:style-name="ce6">
            <text:p>7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4">
          <table:table-cell office:value-type="string" table:style-name="ce5">
            <text:p>INV</text:p>
          </table:table-cell>
          <table:table-cell office:value-type="float" office:value="173958" table:style-name="ce6">
            <text:p>17395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WLO05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ennai</text:p>
          </table:table-cell>
          <table:table-cell office:value-type="float" office:value="8241620895349" table:style-name="ce7">
            <text:p>8.2416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9" table:style-name="ce6">
            <text:p>9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9" table:style-name="ce6">
            <text:p>17395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XLR58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441716899481" table:style-name="ce7">
            <text:p>6.4417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table:style-name="ce6"/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0" table:style-name="ce6">
            <text:p>17396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LQR9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8441516699481" table:style-name="ce7">
            <text:p>8.44152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4" table:style-name="ce6">
            <text:p>4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1" table:style-name="ce6">
            <text:p>17396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BXY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Ahmedabad</text:p>
          </table:table-cell>
          <table:table-cell office:value-type="float" office:value="9442118787433" table:style-name="ce7">
            <text:p>9.44212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2" table:style-name="ce6">
            <text:p>17396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MZT48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6341416727462" table:style-name="ce7">
            <text:p>6.34142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3" table:style-name="ce6">
            <text:p>17396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JHR90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8241518766593" table:style-name="ce7">
            <text:p>8.24152E+12</text:p>
          </table:table-cell>
          <table:table-cell office:value-type="string" table:style-name="ce6">
            <text:p>moto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8" table:style-name="ce6">
            <text:p>8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1">
          <table:table-cell table:number-columns-repeated="8" table:style-name="ce1"/>
          <table:table-cell table:number-columns-repeated="2" table:style-name="ce6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3"/>
          <table:table-cell table:style-name="ce2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9">
            <text:p>VLOOKUP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Name of Sales</text:p>
          </table:table-cell>
          <table:table-cell office:value-type="string" table:style-name="ce8">
            <text:p>Customer_ID</text:p>
          </table:table-cell>
          <table:table-cell office:value-type="string" table:style-name="ce8">
            <text:p>Customer Name</text:p>
          </table:table-cell>
          <table:table-cell office:value-type="string" table:style-name="ce8">
            <text:p>Customer Type Name</text:p>
          </table:table-cell>
          <table:table-cell office:value-type="string" table:style-name="ce8">
            <text:p>Customer City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office:string-value="Mumbai" table:formula="of:=VLOOKUP([.J3];[.J1:.N10];5;FALSE())" table:style-name="ce1">
            <text:p>Mumbai</text:p>
          </table:table-cell>
          <table:table-cell office:value-type="string" office:string-value="Mumbai" table:formula="of:=HLOOKUP([.E15];[.J1:.N10];3;1)" table:style-name="ce1">
            <text:p>Mumbai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office:string-value="Bengaluru" table:formula="of:=VLOOKUP([.J4];[.J1:.N10];5;FALSE())" table:style-name="ce1">
            <text:p>Bengaluru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9">
            <text:p>HLOOKUP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8">
            <text:p>Name of Sales</text:p>
          </table:table-cell>
          <table:table-cell office:value-type="string" table:style-name="ce8">
            <text:p>Customer_ID</text:p>
          </table:table-cell>
          <table:table-cell office:value-type="string" table:style-name="ce8">
            <text:p>Customer Name</text:p>
          </table:table-cell>
          <table:table-cell office:value-type="string" table:style-name="ce8">
            <text:p>Customer Type Name</text:p>
          </table:table-cell>
          <table:table-cell office:value-type="string" table:style-name="ce8">
            <text:p>Customer City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office:string-value="New Delhi" table:formula="of:=VLOOKUP([.J2];[.J1:.N10];5;0)" table:content-validation-name="val1" table:style-name="ce1">
            <text:p>New Delhi</text:p>
          </table:table-cell>
          <table:table-cell office:value-type="string" office:string-value="New Delhi" table:formula="of:=HLOOKUP([.E24];[.J1:.N10];2;1)" table:style-name="ce1">
            <text:p>New Delhi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Bengaluru</text:p>
          </table:table-cell>
          <table:table-cell office:value-type="string" office:string-value="Mumbai" table:formula="of:=HLOOKUP(&quot;Mumbai&quot;;[.J1:.N10];3;1)" table:style-name="ce1">
            <text:p>Mumbai</text:p>
          </table:table-cell>
          <table:table-cell table:number-columns-repeated="16378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dc:creator>Divyaprada G</dc:creator>
    <meta:creation-date>2024-11-07T08:51:01Z</meta:creation-date>
    <dc:date>2024-11-16T16:27:42Z</dc:date>
    <meta:editing-cycles>11</meta:editing-cycles>
    <meta:editing-duration>PT3119S</meta:editing-duration>
  </office:meta>
</office:document-meta>
</file>